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color="#FF0000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 fo:color="#FF0000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T1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T17" style:parent-style-name="Fonteparág.padrão" style:family="text">
      <style:text-properties fo:font-weight="bold" style:font-weight-asian="bold" style:font-weight-complex="bold"/>
    </style:style>
    <style:style style:name="T18" style:parent-style-name="Fonteparág.padrão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 fo:color="#FF0000"/>
    </style:style>
    <style:style style:name="P20" style:parent-style-name="Normal" style:family="paragraph">
      <style:text-properties fo:font-weight="bold" style:font-weight-asian="bold" style:font-weight-complex="bold" fo:color="#FF0000"/>
    </style:style>
    <style:style style:name="T21" style:parent-style-name="Fonteparág.padrão" style:family="text">
      <style:text-properties fo:font-weight="bold" style:font-weight-asian="bold" style:font-weight-complex="bold"/>
    </style:style>
    <style:style style:name="T2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T24" style:parent-style-name="Fonteparág.padrão" style:family="text">
      <style:text-properties fo:font-weight="bold" style:font-weight-asian="bold" style:font-weight-complex="bold"/>
    </style:style>
    <style:style style:name="T25" style:parent-style-name="Fonteparág.padrão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 fo:color="#FF0000"/>
    </style:style>
    <style:style style:name="P27" style:parent-style-name="Normal" style:family="paragraph">
      <style:text-properties fo:font-weight="bold" style:font-weight-asian="bold" style:font-weight-complex="bold" fo:color="#FF0000"/>
    </style:style>
    <style:style style:name="T28" style:parent-style-name="Fonteparág.padrão" style:family="text">
      <style:text-properties fo:font-weight="bold" style:font-weight-asian="bold" style:font-weight-complex="bold"/>
    </style:style>
    <style:style style:name="T29" style:parent-style-name="Fonteparág.padrão" style:family="text">
      <style:text-properties fo:font-weight="bold" style:font-weight-asian="bold" style:font-weight-complex="bold"/>
    </style:style>
    <style:style style:name="T30" style:parent-style-name="Fonteparág.padrão" style:family="text">
      <style:text-properties fo:font-weight="bold" style:font-weight-asian="bold" style:font-weight-complex="bold"/>
    </style:style>
    <style:style style:name="T31" style:parent-style-name="Fonteparág.padrão" style:family="text">
      <style:text-properties fo:font-weight="bold" style:font-weight-asian="bold" style:font-weight-complex="bold"/>
    </style:style>
    <style:style style:name="T32" style:parent-style-name="Fonteparág.padrão" style:family="text">
      <style:text-properties fo:font-weight="bold" style:font-weight-asian="bold" style:font-weight-complex="bold"/>
    </style:style>
    <style:style style:name="T33" style:parent-style-name="Fonteparág.padrão" style:family="text">
      <style:text-properties fo:font-weight="bold" style:font-weight-asian="bold" style:font-weight-complex="bold"/>
    </style:style>
    <style:style style:name="T34" style:parent-style-name="Fonteparág.padrão" style:family="text">
      <style:text-properties fo:font-weight="bold" style:font-weight-asian="bold" style:font-weight-complex="bold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T36" style:parent-style-name="Fonteparág.padrão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 fo:color="#7030A0"/>
    </style:style>
    <style:style style:name="T39" style:parent-style-name="Fonteparág.padrão" style:family="text">
      <style:text-properties fo:font-weight="bold" style:font-weight-asian="bold" style:font-weight-complex="bold"/>
    </style:style>
    <style:style style:name="T40" style:parent-style-name="Fonteparág.padrão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 fo:color="#7030A0"/>
    </style:style>
    <style:style style:name="T42" style:parent-style-name="Fonteparág.padrão" style:family="text">
      <style:text-properties fo:font-weight="bold" style:font-weight-asian="bold" style:font-weight-complex="bold"/>
    </style:style>
    <style:style style:name="T43" style:parent-style-name="Fonteparág.padrã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NÁLISE DO CASO DO SISTEMA DE ESTACIONAMENTO</text:p>
      <text:p text:style-name="Normal"/>
      <text:p text:style-name="P2">ANÁLISE DO NEGÓCIO<text:s/>(CENÁRIO DE NEGÓCIO)</text:p>
      <text:p text:style-name="P3">Pontos fortes</text:p>
      <text:p text:style-name="Normal"><text:span text:style-name="T4">(Juliana)<text:s/></text:span>Negócio muito conhecido e usado</text:p>
      <text:p text:style-name="Normal"><text:span text:style-name="T5">(karla)</text:span><text:s/>Localização<text:s/>-e<text:s/>favorável<text:s/>a localização <text:s/>do estacionamento</text:p>
      <text:p text:style-name="Normal"><text:span text:style-name="T6">(Isaque)<text:s/></text:span>clientes fiéis,<text:s/>popularidade do ponto;</text:p>
      <text:p text:style-name="Normal"><text:span text:style-name="T7">(Daniela)<text:s/></text:span>Possui clientes fiéis.</text:p>
      <text:p text:style-name="Normal"><text:span text:style-name="T8">(Jhonatham):<text:s/></text:span>Localidade e fidelidade dos<text:s/>clientes.</text:p>
      <text:p text:style-name="P9"/>
      <text:p text:style-name="P10">Pontos fracos</text:p>
      <text:p text:style-name="Normal"><text:span text:style-name="T11">(Lucas):<text:s/></text:span><text:span text:style-name="T12">Ausência de controle digital de veículos estacionados, vagas, clientes, etc.</text:span></text:p>
      <text:p text:style-name="Normal"><text:span text:style-name="T13">(Juliana):<text:s/></text:span>Falta de conhecimento geral (demanda, clientes frequentes)</text:p>
      <text:p text:style-name="Normal"><text:span text:style-name="T14">(Matheus S)</text:span>: risco de erros humanos no registro por ser manual</text:p>
      <text:p text:style-name="Normal"><text:span text:style-name="T15">(Daniela)<text:s/></text:span>Modelo de gestão obsoleto<text:s/></text:p>
      <text:p text:style-name="Normal"><text:span text:style-name="T16">(Isaque)<text:s/></text:span>Possibilidade de erros.</text:p>
      <text:p text:style-name="Normal"><text:span text:style-name="T17">(Jhonatham)</text:span>: Não é possível criar meios de promover os<text:s/>clientes<text:s/>pela falta de administração.</text:p>
      <text:p text:style-name="Normal"><text:span text:style-name="T18">(Isabella)</text:span><text:s/>: Sistema manual</text:p>
      <text:p text:style-name="P19"/>
      <text:p text:style-name="P20">Ameaças</text:p>
      <text:p text:style-name="Normal"><text:span text:style-name="T21">(Lucas):<text:s/></text:span><text:span text:style-name="T22">Concorrentes que estão surgindo com automação</text:span></text:p>
      <text:p text:style-name="Normal"><text:span text:style-name="T23">(</text:span><text:span text:style-name="T24">Juliana</text:span><text:span text:style-name="T25">)<text:s/></text:span>Concorrentes próximos do local</text:p>
      <text:p text:style-name="P26"/>
      <text:p text:style-name="P27">Oportunidades</text:p>
      <text:p text:style-name="Normal"><text:span text:style-name="T28">(Nickolas) :<text:s/></text:span>Um processo de<text:s/>agilidade e uma experiencia de maior precisão</text:p>
      <text:p text:style-name="Normal"><text:span text:style-name="T29">(Juliana):<text:s/></text:span>Oportunidade de automação/informatizar<text:s/>no processo de registro de clientes</text:p>
      <text:p text:style-name="Normal"><text:span text:style-name="T30">(Lucas):<text:s/></text:span>Aproveitar a fidelidade dos clientes<text:s/>por meio da identificação de clientes fiéis e facilitar programas de fidelidade</text:p>
      <text:p text:style-name="Normal"><text:span text:style-name="T31">(Daniela)<text:s/></text:span>Aplicação de tecnologias para tornar mais<text:s/>eficiente, prático e atrativo para clientes, utilizando a automação, o registro digital dos clientes, pagamentos automatizados.</text:p>
      <text:p text:style-name="Normal"><text:span text:style-name="T32">(Jhonatham):<text:s/></text:span>Parcerias com os estabelecimentos locais.</text:p>
      <text:p text:style-name="Normal"><text:span text:style-name="T33">(matheus</text:span><text:span text:style-name="T34"><text:s/>s</text:span><text:span text:style-name="T35">):<text:s/></text:span>expandir os serviços, ex: reservas online, pagamento automatizado, rotativa<text:s/><text:span text:style-name="T36">(Daniela)</text:span></text:p>
      <text:p text:style-name="Normal"/>
      <text:p text:style-name="P37">ANÁLISE DE VALOR<text:s/>(SOLUÇÃO PROPOSTA)</text:p>
      <text:p text:style-name="P38">Riscos e/ou problemas a eliminar ou reduzir</text:p>
      <text:p text:style-name="Normal"><text:span text:style-name="T39">(Lucas):<text:s/></text:span>Eliminar a perda<text:s/>de clientes<text:s/>através de novas tecnologias de automação visando eliminar os erros de cobrança.</text:p>
      <text:p text:style-name="Normal"><text:span text:style-name="T40">(Juliana)</text:span>: Eliminar os erros no registro de clientes por meio de automação<text:s/></text:p>
      <text:p text:style-name="P41">Produtos e/ou mercados a desenvolver</text:p>
      <text:p text:style-name="Normal"><text:span text:style-name="T42">(Jhonatham) :<text:s/></text:span>Um sistema que cadastra os clientes, podendo fazer uma análise<text:s/></text:p>
      <text:p text:style-name="Normal">De quem são os mais fiéis<text:s/>(pode ser fidelizado)</text:p>
      <text:p text:style-name="Normal"><text:span text:style-name="T43">(Juliana):<text:s/></text:span>Implementação da automação<text:s/>no registro, tornando o trabalho de gestão mais fácil,<text:s/>possibilitando programas de<text:s/>fidelidade e gestão de quantidade de funcionários para dias com maior demand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Yu Gothic Light" style:font-name-complex="Times New Roman" fo:color="#2F5496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Yu Gothic Light" style:font-name-complex="Times New Roman" fo:font-style="italic" style:font-style-asian="italic" style:font-style-complex="italic" fo:color="#2F5496"/>
    </style:style>
    <style:style style:name="Título5Char" style:display-name="Título 5 Char" style:family="text" style:parent-style-name="Fonteparág.padrão">
      <style:text-properties style:font-name-asian="Yu Gothic Light" style:font-name-complex="Times New Roman" fo:color="#2F5496"/>
    </style:style>
    <style:style style:name="Título6Char" style:display-name="Título 6 Char" style:family="text" style:parent-style-name="Fonteparág.padrão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Yu Gothic Light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2F5496"/>
    </style:style>
    <style:style style:name="CitaçãoIntensa" style:display-name="Citação Intens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2F5496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nato Jardim Parducci</meta:initial-creator>
    <dc:creator>Daniela Grego Pantaleão</dc:creator>
    <meta:creation-date>2025-04-07T12:28:00Z</meta:creation-date>
    <dc:date>2025-04-07T12:28:00Z</dc:date>
    <meta:template xlink:href="Normal.dotm" xlink:type="simple"/>
    <meta:editing-cycles>4</meta:editing-cycles>
    <meta:editing-duration>PT0S</meta:editing-duration>
    <meta:user-defined meta:name="ContentTypeId">0x010100C43C7EF18AA1694F8D22666414AFBF49</meta:user-defined>
    <meta:user-defined meta:name="MediaServiceImageTags"/>
    <meta:document-statistic meta:page-count="1" meta:paragraph-count="4" meta:word-count="334" meta:character-count="2139" meta:row-count="15" meta:non-whitespace-character-count="1809"/>
  </office:meta>
</office:document-meta>
</file>